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F0000027A6C11301C.png"/>
  <manifest:file-entry manifest:media-type="image/png" manifest:full-path="Pictures/10000000000001CF000001DCED0AE1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72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669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LLS</text:p>
      <text:p text:style-name="P1"><draw:frame draw:style-name="fr1" draw:name="graphics1" text:anchor-type="paragraph" svg:x="-1.199cm" svg:y="0.524cm" svg:width="9.999cm" svg:height="8.241cm" draw:z-index="0"><draw:image xlink:href="Pictures/10000000000001CF0000027A6C11301C.png" xlink:type="simple" xlink:show="embed" xlink:actuate="onLoad"/></draw:frame><draw:frame draw:style-name="fr2" draw:name="graphics2" text:anchor-type="paragraph" svg:x="9.11cm" svg:y="0.46cm" svg:width="9.999cm" svg:height="5.609cm" draw:z-index="1"><draw:image xlink:href="Pictures/10000000000001CF000001DCED0AE1D9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6:40.61</meta:creation-date>
    <meta:generator>OpenOffice/4.1.15$Win32 OpenOffice.org_project/4115m2$Build-9813</meta:generator>
    <dc:date>2025-08-02T11:49:41.26</dc:date>
    <dc:creator>Paul Paroczai</dc:creator>
    <meta:editing-duration>PT16H21M32S</meta:editing-duration>
    <meta:editing-cycles>39</meta:editing-cycles>
    <meta:printed-by>Paul Paroczai</meta:printed-by>
    <meta:print-date>2025-06-28T18:50:01.14</meta:print-date>
    <meta:document-statistic meta:table-count="0" meta:image-count="2" meta:object-count="0" meta:page-count="1" meta:paragraph-count="1" meta:word-count="1" meta:character-count="6"/>
  </office:meta>
</office:document-meta>
</file>